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c82" officeooo:paragraph-rsid="001ac473"/>
    </style:style>
    <style:style style:name="P2" style:family="paragraph" style:parent-style-name="Standard">
      <style:text-properties officeooo:rsid="001ac473" officeooo:paragraph-rsid="001ac473"/>
    </style:style>
    <style:style style:name="P3" style:family="paragraph" style:parent-style-name="Standard">
      <style:paragraph-properties fo:text-align="justify" style:justify-single-word="false"/>
      <style:text-properties officeooo:rsid="001ac473" officeooo:paragraph-rsid="001ac473"/>
    </style:style>
    <style:style style:name="P4" style:family="paragraph" style:parent-style-name="Standard">
      <style:text-properties officeooo:paragraph-rsid="001ac473"/>
    </style:style>
    <style:style style:name="P5" style:family="paragraph" style:parent-style-name="Standard">
      <style:paragraph-properties fo:text-align="justify" style:justify-single-word="false"/>
      <style:text-properties officeooo:rsid="001ad17a" officeooo:paragraph-rsid="001ad17a"/>
    </style:style>
    <style:style style:name="P6" style:family="paragraph" style:parent-style-name="Standard">
      <style:paragraph-properties fo:text-align="justify" style:justify-single-word="false"/>
      <style:text-properties officeooo:rsid="001ca180" officeooo:paragraph-rsid="001ca180"/>
    </style:style>
    <style:style style:name="P7" style:family="paragraph" style:parent-style-name="Standard">
      <style:paragraph-properties fo:text-align="justify" style:justify-single-word="false"/>
      <style:text-properties fo:language="es" fo:country="MX" officeooo:rsid="001ac473" officeooo:paragraph-rsid="001ac473"/>
    </style:style>
    <style:style style:name="T1" style:family="text">
      <style:text-properties fo:language="es" fo:country="MX"/>
    </style:style>
    <style:style style:name="T2" style:family="text">
      <style:text-properties officeooo:rsid="001ad17a"/>
    </style:style>
    <style:style style:name="T3" style:family="text">
      <style:text-properties officeooo:rsid="001ca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 Por <text:span text:style-name="T1">qué</text:span> Vida Life? <text:s text:c="3"/>Quiero <text:s text:c="5"/>Eventos <text:s text:c="6"/>Descargas <text:s text:c="5"/>Contacto <text:s text:c="5"/>Donaciones</text:p>
      <text:p text:style-name="P1"/>
      <text:p text:style-name="P1">PLANEA UNA VISITA</text:p>
      <text:p text:style-name="P1"/>
      <text:p text:style-name="P1"/>
      <text:p text:style-name="P4">Acerca de VidaLife</text:p>
      <text:p text:style-name="P4"><text:span text:style-name="T1">Misión</text:span> del Centro</text:p>
      <text:p text:style-name="P4"><text:span text:style-name="T1">Misión</text:span> El Milagro</text:p>
      <text:p text:style-name="P4"><text:span text:style-name="T1">Misión</text:span> El Milagro 2</text:p>
      <text:p text:style-name="P4"><text:span text:style-name="T1">Misión</text:span> El Esfuerzo</text:p>
      <text:p text:style-name="P4">YWAM</text:p>
      <text:p text:style-name="P1"/>
      <text:p text:style-name="P2">¿Por qué VidaLife?</text:p>
      <text:p text:style-name="P3"/>
      <text:p text:style-name="P7">Como personas de Dios, estamos comprometidos a ser una comunidad para cualquier persona que esté buscando la verdad. Creemos en servir a las personas dentro y fuera de la iglesia. Creemos que la biblia es la palabra inspirada perfecta de Dios puesto que contiene la <text:span text:style-name="T2">ú</text:span>nica verdad y autoridad suprema en cuestiones de fé y de forma de vivir. </text:p>
      <text:p text:style-name="P3"/>
      <text:p text:style-name="P5">Creemos que la iglesia es un movimiento, no un establecimiento. Las personas son traídas a esta iglesia a través del trabajo de Dios y por lo tanto estan ahí para servir un propósito.</text:p>
      <text:p text:style-name="P5"/>
      <text:p text:style-name="P5">Creemos que la salvación no se trata de a<text:span text:style-name="T3">islarse </text:span>del mundo sino mas bien <text:span text:style-name="T3">de separarse de las cosas que no son de Dios. Y, esto también es el trabajo del Espíritu Santo de Dios en el creyente.</text:span></text:p>
      <text:p text:style-name="P5"/>
      <text:p text:style-name="P5"/>
      <text:p text:style-name="P6">Planea una visita <text:s text:c="30"/>Partici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1:11:35.847000000</meta:creation-date>
    <dc:date>2016-06-22T21:48:09.010000000</dc:date>
    <meta:editing-duration>PT6H7M32S</meta:editing-duration>
    <meta:editing-cycles>3</meta:editing-cycles>
    <meta:generator>LibreOffice/5.1.2.2$Windows_x86 LibreOffice_project/d3bf12ecb743fc0d20e0be0c58ca359301eb705f</meta:generator>
    <meta:document-statistic meta:table-count="0" meta:image-count="0" meta:object-count="0" meta:page-count="1" meta:paragraph-count="13" meta:word-count="167" meta:character-count="988" meta:non-whitespace-character-count="779"/>
  </office:meta>
</office:document-meta>
</file>